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use-window-font-color="true" loext:opacity="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9T14:03:17.698213812</dc:date>
    <meta:editing-duration>PT6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